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93f5" officeooo:paragraph-rsid="001693f5"/>
    </style:style>
    <style:style style:name="P2" style:family="paragraph" style:parent-style-name="Standard">
      <style:paragraph-properties fo:text-align="start" style:justify-single-word="false"/>
      <style:text-properties officeooo:rsid="001693f5" officeooo:paragraph-rsid="001693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tut</text:p>
      <text:p text:style-name="P2">Intro :</text:p>
      <text:p text:style-name="P2">De nos jours, la musique est partout avec nous:en voiture, lorsqu’on marche avec ses écouteurs, à la télévision. Cependant avec l’évolution de la technologie, la création musicale a changé et se fait maintenant majoritairement à l’aide de logiciel de Musique Assistée par Ordinateur (abrégé MAO par la suite). Nous allons donc nous intéresser à ces logiciels permettant à n’importe qui de créer une œuvr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6T17:41:07.459000000</meta:creation-date>
    <dc:date>2020-11-06T17:51:35.855000000</dc:date>
    <meta:editing-duration>PT10M28S</meta:editing-duration>
    <meta:editing-cycles>1</meta:editing-cycles>
    <meta:document-statistic meta:table-count="0" meta:image-count="0" meta:object-count="0" meta:page-count="1" meta:paragraph-count="3" meta:word-count="68" meta:character-count="421" meta:non-whitespace-character-count="356"/>
    <meta:generator>LibreOffice/7.0.1.2$Windows_X86_64 LibreOffice_project/7cbcfc562f6eb6708b5ff7d7397325de9e764452</meta:generator>
  </office:meta>
</office:document-meta>
</file>